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layout-cache" manifest:media-type="application/binary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1" fo:font-size="14pt" fo:font-weight="bold" officeooo:rsid="000289c2" officeooo:paragraph-rsid="000289c2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1" fo:font-size="14pt" fo:font-weight="bold" officeooo:rsid="0004bab1" officeooo:paragraph-rsid="0004bab1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iberation Serif1" fo:font-size="12pt" fo:font-weight="normal" officeooo:rsid="000289c2" officeooo:paragraph-rsid="000289c2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Serif1" fo:font-size="12pt" fo:font-weight="normal" officeooo:rsid="00037712" officeooo:paragraph-rsid="00037712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00%" fo:text-align="justify" style:justify-single-word="false"/>
      <style:text-properties style:font-name="Liberation Serif1" fo:font-size="12pt" fo:font-weight="normal" officeooo:rsid="00037712" officeooo:paragraph-rsid="00037712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erif1" fo:font-size="12pt" fo:font-weight="normal" officeooo:rsid="0004bab1" officeooo:paragraph-rsid="0004bab1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04bab1" officeooo:paragraph-rsid="0004bab1" style:font-size-asian="12pt" style:font-weight-asian="normal" style:font-size-complex="12pt" style:font-weight-complex="normal"/>
    </style:style>
    <style:style style:name="P8" style:family="paragraph" style:parent-style-name="Preformatted_20_Text">
      <style:paragraph-properties fo:text-align="justify" style:justify-single-word="false"/>
      <style:text-properties fo:font-size="12pt" fo:font-weight="normal" officeooo:rsid="000289c2" officeooo:paragraph-rsid="000289c2" style:font-size-asian="10.5pt" style:font-weight-asian="normal" style:font-size-complex="12pt" style:font-weight-complex="normal"/>
    </style:style>
    <style:style style:name="P9" style:family="paragraph" style:parent-style-name="Preformatted_20_Text">
      <style:paragraph-properties fo:text-align="justify" style:justify-single-word="false"/>
      <style:text-properties style:font-name="Liberation Serif1" fo:font-size="12pt" fo:font-weight="normal" officeooo:rsid="000289c2" officeooo:paragraph-rsid="000289c2" style:font-size-asian="12pt" style:font-weight-asian="normal" style:font-size-complex="12pt" style:font-weight-complex="normal"/>
    </style:style>
    <style:style style:name="P10" style:family="paragraph" style:parent-style-name="Preformatted_20_Text">
      <style:paragraph-properties fo:text-align="justify" style:justify-single-word="false"/>
      <style:text-properties style:font-name="Liberation Serif1" fo:font-size="12pt" fo:font-weight="normal" officeooo:rsid="00037712" officeooo:paragraph-rsid="00037712" style:font-size-asian="12pt" style:font-weight-asian="normal" style:font-size-complex="12pt" style:font-weight-complex="normal"/>
    </style:style>
    <style:style style:name="P11" style:family="paragraph" style:parent-style-name="Preformatted_20_Text">
      <style:paragraph-properties fo:text-align="justify" style:justify-single-word="false"/>
      <style:text-properties style:font-name="Liberation Serif1" fo:font-size="12pt" fo:font-weight="normal" officeooo:rsid="0004bab1" officeooo:paragraph-rsid="0004bab1" style:font-size-asian="12pt" style:font-weight-asian="normal" style:font-size-complex="12pt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style:font-name="Liberation Serif1" fo:font-size="12pt" fo:font-weight="normal" officeooo:rsid="0004bab1" officeooo:paragraph-rsid="0004bab1" style:font-size-asian="10.5pt" style:font-weight-asian="normal" style:font-size-complex="12pt" style:font-weight-complex="normal"/>
    </style:style>
    <style:style style:name="P13" style:family="paragraph" style:parent-style-name="Preformatted_20_Text">
      <style:text-properties style:font-name="Liberation Serif1" fo:font-size="12pt" style:font-size-asian="12pt" style:font-size-complex="12pt"/>
    </style:style>
    <style:style style:name="P14" style:family="paragraph" style:parent-style-name="Preformatted_20_Text">
      <style:paragraph-properties fo:text-align="justify" style:justify-single-word="false"/>
      <style:text-properties officeooo:paragraph-rsid="00037712"/>
    </style:style>
    <style:style style:name="P15" style:family="paragraph" style:parent-style-name="Preformatted_20_Text">
      <style:paragraph-properties fo:line-height="100%"/>
    </style:style>
    <style:style style:name="P16" style:family="paragraph" style:parent-style-name="Preformatted_20_Text">
      <style:paragraph-properties fo:margin-top="0cm" fo:margin-bottom="0.499cm" loext:contextual-spacing="false"/>
    </style:style>
    <style:style style:name="P17" style:family="paragraph" style:parent-style-name="Preformatted_20_Text">
      <style:paragraph-properties fo:margin-top="0cm" fo:margin-bottom="0.499cm" loext:contextual-spacing="false"/>
      <style:text-properties officeooo:paragraph-rsid="0004cef6"/>
    </style:style>
    <style:style style:name="P18" style:family="paragraph" style:parent-style-name="Preformatted_20_Text">
      <style:paragraph-properties fo:margin-top="0cm" fo:margin-bottom="0.499cm" loext:contextual-spacing="false" fo:line-height="100%"/>
      <style:text-properties officeooo:paragraph-rsid="0006c57d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style:font-size-asian="12pt"/>
    </style:style>
    <style:style style:name="T3" style:family="text">
      <style:text-properties style:font-name="Liberation Serif1" fo:font-size="12pt" style:font-size-asian="12pt" style:font-size-complex="12pt"/>
    </style:style>
    <style:style style:name="T4" style:family="text">
      <style:text-properties style:font-name="Liberation Serif1" fo:font-size="12pt" officeooo:rsid="0004bab1" style:font-size-asian="12pt" style:font-size-complex="12pt"/>
    </style:style>
    <style:style style:name="T5" style:family="text">
      <style:text-properties style:font-name="Liberation Serif1" fo:font-size="12pt" officeooo:rsid="0004cef6" style:font-size-asian="12pt" style:font-size-complex="12pt"/>
    </style:style>
    <style:style style:name="T6" style:family="text">
      <style:text-properties style:font-name="Liberation Serif1" fo:font-size="12pt" fo:font-weight="normal" officeooo:rsid="00037712" style:font-size-asian="12pt" style:font-weight-asian="normal" style:font-size-complex="12pt" style:font-weight-complex="normal"/>
    </style:style>
    <style:style style:name="T7" style:family="text">
      <style:text-properties style:font-name="Liberation Serif1" fo:font-size="12pt" fo:font-weight="normal" officeooo:rsid="0004bab1" style:font-size-asian="12pt" style:font-weight-asian="normal" style:font-size-complex="12pt" style:font-weight-complex="normal"/>
    </style:style>
    <style:style style:name="T8" style:family="text">
      <style:text-properties style:font-name="Liberation Serif1" fo:font-size="10pt" style:font-size-asian="12pt" style:font-size-complex="12pt"/>
    </style:style>
    <style:style style:name="T9" style:family="text">
      <style:text-properties officeooo:rsid="00068ce0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chnernetze und verteile Systeme: Block 7</text:p>
      <text:p text:style-name="P1"/>
      <text:p text:style-name="P1">Aufgabe 5:</text:p>
      <text:p text:style-name="P1"/>
      <text:p text:style-name="P3"/>
      <text:p text:style-name="P3">a)</text:p>
      <text:p text:style-name="P3"><text:bookmark text:name="LC4"/>15892</text:p>
      <text:p text:style-name="P3"/>
      <text:p text:style-name="P3">b)</text:p>
      <text:p text:style-name="P3"><text:bookmark text:name="LC8"/>897,982 bytes</text:p>
      <text:p text:style-name="P3"/>
      <text:p text:style-name="P3">c)</text:p>
      <text:p text:style-name="P8"><text:span text:style-name="Source_20_Text"><text:span text:style-name="T2">00:0c:29:b6:b5:48</text:span></text:span></text:p>
      <text:p text:style-name="Preformatted_20_Text"><text:span text:style-name="Source_20_Text"><text:span text:style-name="T3">00:50:56:c0:00:08</text:span></text:span></text:p>
      <text:p text:style-name="Preformatted_20_Text"><text:span text:style-name="Source_20_Text"><text:span text:style-name="T3">00:50:56:f3:f2:f6</text:span></text:span></text:p>
      <text:p text:style-name="Preformatted_20_Text"><text:span text:style-name="Source_20_Text"><text:span text:style-name="T3">ff:ff:ff:ff:ff:ff</text:span></text:span></text:p>
      <text:p text:style-name="Preformatted_20_Text"><text:span text:style-name="Source_20_Text"><text:span text:style-name="T3">33:33:00:01:00:03</text:span></text:span></text:p>
      <text:p text:style-name="P16"><text:span text:style-name="Source_20_Text"><text:span text:style-name="T3">01:00:5e:00:00:fc</text:span></text:span></text:p>
      <text:p text:style-name="P3">d)</text:p>
      <text:p text:style-name="P9"><text:bookmark text:name="LC19"/><text:span text:style-name="Source_20_Text"><text:span text:style-name="T1">53 insgesamt</text:span></text:span></text:p>
      <text:p text:style-name="Preformatted_20_Text"><text:bookmark text:name="LC20"/><text:span text:style-name="Source_20_Text"><text:span text:style-name="T3">52 ipv4</text:span></text:span></text:p>
      <text:p text:style-name="P16"><text:bookmark text:name="LC21"/><text:span text:style-name="Source_20_Text"><text:span text:style-name="T3">1 <text:s/>ipv6</text:span></text:span></text:p>
      <text:p text:style-name="P3">e)</text:p>
      <text:p text:style-name="P3"/>
      <text:p text:style-name="P3">f)</text:p>
      <text:p text:style-name="P9"><text:bookmark text:name="LC26"/><text:span text:style-name="Source_20_Text"><text:span text:style-name="T1">Internet Protocol Version 4: 99,68%</text:span></text:span></text:p>
      <text:p text:style-name="P16"><text:bookmark text:name="LC27"/><text:span text:style-name="Source_20_Text"><text:span text:style-name="T3">Internet Protocol Version 6: 00,01%</text:span></text:span></text:p>
      <text:p text:style-name="P4">g)</text:p>
      <text:p text:style-name="P10"><text:bookmark text:name="LC30"/><text:span text:style-name="Source_20_Text"><text:span text:style-name="T1">Transmission Control Protocol: 98,23%</text:span></text:span></text:p>
      <text:p text:style-name="P4"/>
      <text:p text:style-name="P4">h)</text:p>
      <text:p text:style-name="Preformatted_20_Text"><text:bookmark text:name="LC33"/><text:span text:style-name="Source_20_Text"><text:span text:style-name="T3">SSL</text:span></text:span></text:p>
      <text:p text:style-name="P16"><text:bookmark text:name="LC34"/><text:span text:style-name="Source_20_Text"><text:span text:style-name="T3">HTTP</text:span></text:span></text:p>
      <text:p text:style-name="P5">i)</text:p>
      <text:p text:style-name="P15"><text:bookmark text:name="LC37"/><text:span text:style-name="Source_20_Text"><text:span text:style-name="T3">DNS</text:span></text:span></text:p>
      <text:p text:style-name="P15"><text:bookmark text:name="LC38"/><text:span text:style-name="Source_20_Text"><text:span text:style-name="T3">NetBIOS Name Service</text:span></text:span></text:p>
      <text:p text:style-name="P18"><text:bookmark text:name="LC39"/><text:span text:style-name="Source_20_Text"><text:span text:style-name="T3">Dropbox LAN sync Discovery Protocol</text:span></text:span></text:p>
      <text:p text:style-name="P18"><text:span text:style-name="Source_20_Text"><text:span text:style-name="T3">Link-local Multicast Name Resolution (LLMNR)</text:span></text:span></text:p>
      <text:p text:style-name="P5">j)</text:p>
      <text:p text:style-name="P10"><text:bookmark text:name="LC42"/><text:span text:style-name="Source_20_Text"><text:span text:style-name="T1">Internet Protocol Version 4</text:span></text:span></text:p>
      <text:p text:style-name="Preformatted_20_Text"><text:bookmark text:name="LC43"/><text:span text:style-name="Source_20_Text"><text:span text:style-name="T3">Internet Protocol Version 6</text:span></text:span></text:p>
      <text:p text:style-name="P16"><text:bookmark text:name="LC44"/><text:span text:style-name="Source_20_Text"><text:span text:style-name="T3">Adress Resolution Protocol</text:span></text:span></text:p>
      <text:p text:style-name="P4">k)</text:p>
      <text:p text:style-name="P4">Ethernet</text:p>
      <text:p text:style-name="P4"><text:soft-page-break/></text:p>
      <text:p text:style-name="P4"/>
      <text:p text:style-name="P4">l)</text:p>
      <text:p text:style-name="P4">19<text:span text:style-name="T9">5</text:span></text:p>
      <text:p text:style-name="P4"/>
      <text:p text:style-name="P4">m)</text:p>
      <text:p text:style-name="P10"><text:bookmark text:name="LC53"/><text:span text:style-name="Source_20_Text"><text:span text:style-name="T1">TTL &gt; 200 : 0</text:span></text:span></text:p>
      <text:p text:style-name="Preformatted_20_Text"><text:bookmark text:name="LC54"/><text:span text:style-name="Source_20_Text"><text:span text:style-name="T3">TTL = 128 : 15833</text:span></text:span></text:p>
      <text:p text:style-name="Preformatted_20_Text"><text:bookmark text:name="LC55"/><text:span text:style-name="Source_20_Text"><text:span text:style-name="T3">TTL = 64 <text:s/>: 6</text:span></text:span></text:p>
      <text:p text:style-name="P16"><text:span text:style-name="Source_20_Text"><text:span text:style-name="T3"><text:s/></text:span></text:span></text:p>
      <text:p text:style-name="P17"><text:span text:style-name="Source_20_Text"><text:span text:style-name="T5">Interpretation: Vermutlich hat der Großteil der Pakete eine TTL von 128, da es sich hier um einen standardisierten Wert handelt. Die TTL ist somit groß genug, damit ein IP-Paket in der Regel sein Ziel erreicht.</text:span></text:span></text:p>
      <text:p text:style-name="P4">n)</text:p>
      <text:p text:style-name="P10"><text:bookmark text:name="LC59"/><text:span text:style-name="Source_20_Text"><text:span text:style-name="T1">Größe Ethernet-Header:207-193 = 14</text:span></text:span></text:p>
      <text:p text:style-name="Preformatted_20_Text"><text:bookmark text:name="LC60"/><text:span text:style-name="Source_20_Text"><text:span text:style-name="T3">Größe IP-Header: 20 bytes</text:span></text:span></text:p>
      <text:p text:style-name="Preformatted_20_Text"><text:bookmark text:name="LC61"/><text:span text:style-name="Source_20_Text"><text:span text:style-name="T3">Größe IP-Datagram: 193 gesamt / 173 Nutzteil</text:span></text:span></text:p>
      <text:p text:style-name="Preformatted_20_Text"><text:bookmark text:name="LC62"/><text:span text:style-name="Source_20_Text"><text:span text:style-name="T3">Größe TCP-Header: 20 bytes</text:span></text:span></text:p>
      <text:p text:style-name="P16"><text:bookmark text:name="LC63"/><text:span text:style-name="Source_20_Text"><text:span text:style-name="T3">Größe TCP-Segment: 173 - 20 = 153</text:span></text:span></text:p>
      <text:p text:style-name="P4">o)</text:p>
      <text:p text:style-name="P4"/>
      <text:p text:style-name="P4"><draw:frame draw:style-name="fr1" draw:name="Objekt1" text:anchor-type="paragraph" svg:x="-0.148cm" svg:y="0.097cm" svg:width="17.304cm" svg:height="9.731cm" draw:z-index="0"><draw:object xlink:href="./Object 1" xlink:type="simple" xlink:show="embed" xlink:actuate="onLoad"/><draw:image xlink:href="./ObjectReplacements/Object 1" xlink:type="simple" xlink:show="embed" xlink:actuate="onLoad"/></draw:frame>Auffällig ist, dass besonders häufig IP-Datagramme der Längen 40-79 und 1280-2559 versendet werden. Eine Ursache hierfür könnte ein häufig im Verlauf des Trace verwendetes Protokoll sein, das oftmals IP-Datagramme gleicher Länge versendet.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p)</text:p>
      <text:p text:style-name="P14"><text:bookmark text:name="LC80"/><text:span text:style-name="Source_20_Text"><text:span text:style-name="T6">Zwischen 81.166.122.238 und 172.16.254.128 werden die meisten Bytes ausgetauscht. </text:span></text:span><text:span text:style-name="Source_20_Text"><text:span text:style-name="T7">Insegesamt</text:span></text:span><text:bookmark text:name="LC81"/><text:span text:style-name="Source_20_Text"><text:span text:style-name="T7"> </text:span></text:span><text:span text:style-name="Source_20_Text"><text:span text:style-name="T3">10012519 bytes in 10124 </text:span></text:span><text:span text:style-name="Source_20_Text"><text:span text:style-name="T4">Pakteten.</text:span></text:span></text:p>
      <text:p text:style-name="P4"><draw:frame draw:style-name="fr1" draw:name="Objekt2" text:anchor-type="paragraph" svg:x="-0.106cm" svg:y="0.39cm" svg:width="17.619cm" svg:height="9.915cm" draw:z-index="1"><draw:object xlink:href="./Object 2" xlink:type="simple" xlink:show="embed" xlink:actuate="onLoad"/><draw:image xlink:href="./ObjectReplacements/Object 2" xlink:type="simple" xlink:show="embed" xlink:actuate="onLoad"/><svg:desc>Chart</svg:desc></draw:frame></text:p>
      <text:p text:style-name="P6">Auch hier ist auffällig, dass häufig Datagramme der Längen 40-79 und 1280-2559 versendet werden. Auch hier ist es denkbar, dass ein bestimmtes Protokoll, das eine bestimmte Paketgröße besonders häufig verwendet, zwischen den beiden IP-Adressen Anwendung findet. Auch ein Austausch größerer Datenmengen, die in Paketen fester Größe versendet werden, ist denkbar.</text:p>
      <text:p text:style-name="P6"/>
      <text:p text:style-name="P11"><text:bookmark text:name="LC96"/><text:span text:style-name="Source_20_Text"><text:span text:style-name="T1">q)</text:span></text:span></text:p>
      <text:p text:style-name="P11"><text:span text:style-name="Source_20_Text"><text:span text:style-name="T1">81.166.122.238 und 172.16.254.128</text:span></text:span></text:p>
      <text:p text:style-name="P16"><text:bookmark text:name="LC97"/><text:span text:style-name="Source_20_Text"><text:span text:style-name="T3">10124 packets</text:span></text:span></text:p>
      <text:p text:style-name="P6">r)</text:p>
      <text:p text:style-name="P11"><text:bookmark text:name="LC100"/><text:span text:style-name="Source_20_Text"><text:span text:style-name="T1">ja mehrere. u.a.: 216.58.208.238 mit 172.16.254.128</text:span></text:span></text:p>
      <text:p text:style-name="P16"><text:bookmark text:name="LC101"/><text:span text:style-name="Source_20_Text"><text:span text:style-name="T3">über TLSv1.2</text:span></text:span></text:p>
      <text:p text:style-name="P6">s)</text:p>
      <text:p text:style-name="P11"><text:bookmark text:name="LC104"/><text:span text:style-name="Source_20_Text"><text:span text:style-name="T1">Ja es wurde Google-Chrome verwendet, da User-agent in trace 621:</text:span></text:span></text:p>
      <text:p text:style-name="P16"><text:bookmark text:name="LC105"/><text:span text:style-name="Source_20_Text"><text:span text:style-name="T3">User-Agent: Mozilla/5.0 (Windows NT 6.1; WOW64) AppleWebKit/537.36 (KHTML, like Gecko) Chrome/41.0.2272.89 Safari/537.36\r\n</text:span></text:span></text:p>
      <text:p text:style-name="P6"><text:soft-page-break/></text:p>
      <text:p text:style-name="P6"/>
      <text:p text:style-name="P6"/>
      <text:p text:style-name="P2">Aufgabe 6</text:p>
      <text:p text:style-name="P2"/>
      <text:p text:style-name="P12"><text:bookmark text:name="LC1"/><text:span text:style-name="Source_20_Text"><text:span text:style-name="T2">a)</text:span></text:span></text:p>
      <text:p text:style-name="Preformatted_20_Text"><text:bookmark text:name="LC2"/><text:span text:style-name="Source_20_Text"><text:span text:style-name="T3">Das DHCP Protokoll ist fdafür verantwortlich, dass der Rechner eine IP-Adresse bekommt.</text:span></text:span></text:p>
      <text:p text:style-name="Preformatted_20_Text"><text:bookmark text:name="LC3"/><text:span text:style-name="Source_20_Text"><text:span text:style-name="T3">Es finden sich zwei Pakete des DHCP Protokolls im Trace:</text:span></text:span></text:p>
      <text:p text:style-name="Preformatted_20_Text"><text:bookmark text:name="LC41"/><text:span text:style-name="Source_20_Text"><text:span text:style-name="T3"><text:s text:c="8"/>ein DHCP Request- und ein DHCP ACK-Paket.</text:span></text:span></text:p>
      <text:p text:style-name="Preformatted_20_Text"><text:bookmark text:name="LC5"/><text:span text:style-name="Source_20_Text"><text:span text:style-name="T3">Im Request Paket ist als Source-Adresse 0.0.0.0 eingetragen, da der Rechner noch keine IP-Adresse zugewiesen bekommen hat.</text:span></text:span></text:p>
      <text:p text:style-name="Preformatted_20_Text"><text:bookmark text:name="LC6"/><text:span text:style-name="Source_20_Text"><text:span text:style-name="T3">Als Destination-Adresse ist 255.255.255.255 eingetragen, um im lokalen Netz einen Broadcast durchzuführen.</text:span></text:span></text:p>
      <text:p text:style-name="Preformatted_20_Text"><text:bookmark text:name="LC7"/><text:span text:style-name="Source_20_Text"><text:span text:style-name="T3">Im DHCP-ACK-Paket ist als Source-Adresse 192.168.1.1 und als Destination-Adresse 192.168.1.109 eingetragen.</text:span></text:span></text:p>
      <text:p text:style-name="Preformatted_20_Text"><text:bookmark text:name="LC82"/><text:span text:style-name="Source_20_Text"><text:span text:style-name="T3">Der Rechner möchte die IP-Adresse 192.168.1.109 erhalten, da diese im Request-Paket als Requested Ip Adress" steht.</text:span></text:span></text:p>
      <text:p text:style-name="Preformatted_20_Text"><text:bookmark text:name="LC9"/><text:span text:style-name="Source_20_Text"><text:span text:style-name="T3">Dieser Wunsch wird erfüllt, da als Zieladresse des ACK-Pakets eben diese Adresse eingetragen ist.</text:span></text:span></text:p>
      <text:p text:style-name="Preformatted_20_Text"><text:bookmark text:name="LC10"/><text:span text:style-name="Source_20_Text"><text:span text:style-name="T3">Die Adresse ist 12 Stunden gültig, da dies der in "IP Address Lease Time" eingestellte Wert ist.</text:span></text:span></text:p>
      <text:p text:style-name="Preformatted_20_Text"><text:bookmark text:name="LC11"/><text:span text:style-name="Source_20_Text"><text:span text:style-name="T3">Der in "Domain Name Server" Feld des Ack-Pakets zuständige DNS-Server ist 192.168.1.1</text:span></text:span></text:p>
      <text:p text:style-name="P13"><text:bookmark text:name="LC12"/></text:p>
      <text:p text:style-name="Preformatted_20_Text"><text:bookmark text:name="LC13"/><text:span text:style-name="Source_20_Text"><text:span text:style-name="T3">b)</text:span></text:span></text:p>
      <text:p text:style-name="Preformatted_20_Text"><text:bookmark text:name="LC14"/><text:span text:style-name="Source_20_Text"><text:span text:style-name="T3">Die Pakete 1 und 4-7 sind Pakete des ARP Protokolls und dienen der Auflösung von IP-Adressen in MAC-Adressen im lokalen Netz.</text:span></text:span></text:p>
      <text:p text:style-name="Preformatted_20_Text"><text:bookmark text:name="LC15"/><text:span text:style-name="Source_20_Text"><text:span text:style-name="T3">Dabei sind die Pakte 1,4 und 6 Anfragen des betrachteten Rechners, der bestimmte Adressen auflösen möchte. In den Paketen 5 und 7 beantwortet er zwei eingehende Anfragen mit je einer MAC-Adresse.</text:span></text:span></text:p>
      <text:p text:style-name="P13"><text:bookmark text:name="LC16"/></text:p>
      <text:p text:style-name="Preformatted_20_Text"><text:bookmark text:name="LC17"/><text:span text:style-name="Source_20_Text"><text:span text:style-name="T3">c)</text:span></text:span></text:p>
      <text:p text:style-name="Preformatted_20_Text"><text:bookmark text:name="LC18"/><text:span text:style-name="Source_20_Text"><text:span text:style-name="T3">Die Anfrage per DNS findet in Paket 8 des Trace statt und enthält den Hostnamen "www.tkn.tu-berlin.de"</text:span></text:span></text:p>
      <text:p text:style-name="Preformatted_20_Text"><text:bookmark text:name="LC191"/><text:span text:style-name="Source_20_Text"><text:span text:style-name="T3">Die Antwort des DNS-Servers befindet sich in Paket 9 und enthält die Antwort:</text:span></text:span></text:p>
      <text:p text:style-name="Preformatted_20_Text"><text:bookmark text:name="LC201"/><text:span text:style-name="Source_20_Text"><text:span text:style-name="T3"><text:s text:c="8"/>www.tkn.tu-berlin.de: type CNAME, class IN, cname ace-hauptblock4.tubit.tu-berlin.de</text:span></text:span></text:p>
      <text:p text:style-name="Preformatted_20_Text"><text:bookmark text:name="LC211"/><text:span text:style-name="Source_20_Text"><text:span text:style-name="T3"><text:s text:c="8"/>ace-hauptblock4.tubit.tu-berlin.de: type A, class IN, addr 130.149.7.204</text:span></text:span></text:p>
      <text:p text:style-name="P13"><text:bookmark text:name="LC22"/></text:p>
      <text:p text:style-name="Preformatted_20_Text"><text:bookmark text:name="LC23"/><text:span text:style-name="Source_20_Text"><text:span text:style-name="T3">d)</text:span></text:span></text:p>
      <text:p text:style-name="Preformatted_20_Text"><text:bookmark text:name="LC24"/><text:span text:style-name="Source_20_Text"><text:span text:style-name="T3">In Paket 13 findet die Anfrage statt:</text:span></text:span></text:p>
      <text:p text:style-name="Preformatted_20_Text"><text:bookmark text:name="LC25"/><text:span text:style-name="Source_20_Text"><text:span text:style-name="T3">Es wird die URL: "www.tkn.tu-berlin.de" angefragt.</text:span></text:span></text:p>
      <text:p text:style-name="Preformatted_20_Text"><text:bookmark text:name="LC261"/><text:span text:style-name="Source_20_Text"><text:span text:style-name="T3">Der Eintrag "User-Agent: Lynx/2.8.8dev.15 libwww-FM/2.14 SSL-MM/1.4.1 GNUTLS/2.12.20\r\n" lässt auf den Web-Browser Lynx schließen.</text:span></text:span></text:p>
      <text:p text:style-name="P13"><text:bookmark text:name="LC271"/></text:p>
      <text:p text:style-name="Preformatted_20_Text"><text:bookmark text:name="LC28"/><text:span text:style-name="Source_20_Text"><text:span text:style-name="T3">Die Antwort findet sich in Paktet 19:</text:span></text:span></text:p>
      <text:p text:style-name="Preformatted_20_Text"><text:bookmark text:name="LC29"/><text:span text:style-name="Source_20_Text"><text:span text:style-name="T3">Es antwortet die Apache Server-Software.</text:span></text:span></text:p>
      <text:p text:style-name="Preformatted_20_Text"><text:bookmark text:name="LC301"/><text:span text:style-name="Source_20_Text"><text:span text:style-name="T3">Es handelt sich um keine persistente bzw. Keep-Alive Verbindung, da in diese Paket der Eintrag "Connection: close" steht und nicht "Connection: keep-alive".</text:span></text:span></text:p>
      <text:p text:style-name="P13"><text:bookmark text:name="LC31"/></text:p>
      <text:p text:style-name="Preformatted_20_Text"><text:bookmark text:name="LC32"/><text:span text:style-name="Source_20_Text"><text:span text:style-name="T3">e)</text:span></text:span></text:p>
      <text:p text:style-name="Preformatted_20_Text"><text:bookmark text:name="LC331"/><text:span text:style-name="Source_20_Text"><text:span text:style-name="T3">In der zweiten Verbindung wird "hyperion.tkn.tu-berlin.de" aufgelöst zu der Adresse 130.149.49.153</text:span></text:span></text:p>
      <text:p text:style-name="Preformatted_20_Text"><text:bookmark text:name="LC341"/><text:span text:style-name="Source_20_Text"><text:span text:style-name="T3">Die Verbindung über TCP wird beim Client auf dem Port 39506 eingerichtet und beim Server auf dem Port 22. </text:span></text:span></text:p>
      <text:p text:style-name="Preformatted_20_Text"><text:bookmark text:name="LC35"/><text:soft-page-break/><text:span text:style-name="Source_20_Text"><text:span text:style-name="T3">Dies entspricht dem Secure Shell (SSH) Protokoll. Im anschließenden Datenaustausch lassen sich keine sinnvollen Daten erkennen, da eine verschlüsselte Verbindung eingerichtet wurde.</text:span></text:span></text:p>
      <text:p text:style-name="Preformatted_20_Text"><text:bookmark text:name="LC36"/><text:span text:style-name="Source_20_Text"><text:span text:style-name="T3"><text:s text:c="8"/></text:span></text:span></text:p>
      <text:p text:style-name="Preformatted_20_Text"><text:span text:style-name="Source_20_Text"><text:span text:style-name="T3"/></text:span></text:p>
      <text:p text:style-name="Preformatted_20_Text"><text:bookmark text:name="LC371"/><text:span text:style-name="Source_20_Text"><text:span text:style-name="T3">f)</text:span></text:span></text:p>
      <text:p text:style-name="Preformatted_20_Text"><text:bookmark text:name="LC381"/><text:span text:style-name="Source_20_Text"><text:span text:style-name="T3">Bereits in diesem Trace wurde ersichtlich, dass wir die Nutzdaten, die im Rahmen des HTTP-Protokolls übertragen wurden, unverschlüsselt einsehen konnten.</text:span></text:span></text:p>
      <text:p text:style-name="Preformatted_20_Text"><text:bookmark text:name="LC391"/><text:span text:style-name="Source_20_Text"><text:span text:style-name="T3">Auch bei anderen Protokollen wie FTP oder SMTP ist es (sofern diese auf unverschlüsselten Verbindungen basieren) ein Risiko, dass jede Person, die Zugriff auf das Netzwerk hat,</text:span></text:span></text:p>
      <text:p text:style-name="P16"><text:bookmark text:name="LC40"/><text:span text:style-name="Source_20_Text"><text:span text:style-name="T3">auch auf sensible Daten im Rahmen dieser Kommunikation zugreifen kann, da diese unverschlüsselt übertragen werden.</text:span>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21:09:15.055014939</meta:creation-date>
    <dc:date>2017-02-05T22:59:23.424354212</dc:date>
    <meta:editing-duration>PT1H28M6S</meta:editing-duration>
    <meta:editing-cycles>4</meta:editing-cycles>
    <meta:generator>LibreOffice/5.2.2.2$Linux_X86_64 LibreOffice_project/20m0$Build-2</meta:generator>
    <meta:document-statistic meta:table-count="0" meta:image-count="0" meta:object-count="2" meta:page-count="5" meta:paragraph-count="101" meta:word-count="698" meta:character-count="4881" meta:non-whitespace-character-count="424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303cm" svg:height="9.731cm" xlink:href="." xlink:type="simple" chart:class="chart:bar" chart:style-name="ch1">
        <chart:legend chart:legend-position="end" svg:x="14.855cm" svg:y="2.587cm" style:legend-expansion="high" chart:style-name="ch2"/>
        <chart:plot-area chart:style-name="ch3" chart:data-source-has-labels="both" svg:x="0.346cm" svg:y="0.194cm" svg:width="14.163cm" svg:height="9.343cm">
          <chartooo:coordinate-region svg:x="1.383cm" svg:y="0.392cm" svg:width="13.126cm" svg:height="8.501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series chart:style-name="ch9" chart:values-cell-range-address="local-table.$D$2:.$D$2" chart:label-cell-address="local-table.$D$1" chart:class="chart:bar">
            <chart:data-point/>
          </chart:series>
          <chart:series chart:style-name="ch10" chart:values-cell-range-address="local-table.$E$2:.$E$2" chart:label-cell-address="local-table.$E$1" chart:class="chart:bar">
            <chart:data-point/>
          </chart:series>
          <chart:series chart:style-name="ch11" chart:values-cell-range-address="local-table.$F$2:.$F$2" chart:label-cell-address="local-table.$F$1" chart:class="chart:bar">
            <chart:data-point/>
          </chart:series>
          <chart:series chart:style-name="ch12" chart:values-cell-range-address="local-table.$G$2:.$G$2" chart:label-cell-address="local-table.$G$1" chart:class="chart:bar">
            <chart:data-point/>
          </chart:series>
          <chart:series chart:style-name="ch13" chart:values-cell-range-address="local-table.$H$2:.$H$2" chart:label-cell-address="local-table.$H$1" chart:class="chart:bar">
            <chart:data-point/>
          </chart:series>
          <chart:series chart:style-name="ch14" chart:values-cell-range-address="local-table.$I$2:.$I$2" chart:label-cell-address="local-table.$I$1" chart:class="chart:bar">
            <chart:data-point/>
          </chart:series>
          <chart:series chart:style-name="ch15" chart:values-cell-range-address="local-table.$J$2:.$J$2" chart:label-cell-address="local-table.$J$1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39</text:p>
              </table:table-cell>
              <table:table-cell office:value-type="string">
                <text:p>40-79</text:p>
              </table:table-cell>
              <table:table-cell office:value-type="string">
                <text:p>80-159</text:p>
              </table:table-cell>
              <table:table-cell office:value-type="string">
                <text:p>160-319</text:p>
              </table:table-cell>
              <table:table-cell office:value-type="string">
                <text:p>320-639</text:p>
              </table:table-cell>
              <table:table-cell office:value-type="string">
                <text:p>640-1279</text:p>
              </table:table-cell>
              <table:table-cell office:value-type="string">
                <text:p>1280-2559</text:p>
              </table:table-cell>
              <table:table-cell office:value-type="string">
                <text:p>2560-5119</text:p>
              </table:table-cell>
              <table:table-cell office:value-type="string">
                <text:p>&gt;= 5120</text:p>
              </table:table-cell>
            </table:table-row>
          </table:table-header-rows>
          <table:table-rows>
            <table:table-row>
              <table:table-cell office:value-type="string">
                <text:p>Länge der IP-Datagramme</text:p>
              </table:table-cell>
              <table:table-cell office:value-type="float" office:value="0">
                <text:p>0</text:p>
              </table:table-cell>
              <table:table-cell office:value-type="float" office:value="7516">
                <text:p>7516</text:p>
              </table:table-cell>
              <table:table-cell office:value-type="float" office:value="400">
                <text:p>400</text:p>
              </table:table-cell>
              <table:table-cell office:value-type="float" office:value="187">
                <text:p>187</text:p>
              </table:table-cell>
              <table:table-cell office:value-type="float" office:value="374">
                <text:p>374</text:p>
              </table:table-cell>
              <table:table-cell office:value-type="float" office:value="231">
                <text:p>231</text:p>
              </table:table-cell>
              <table:table-cell office:value-type="float" office:value="6271">
                <text:p>6271</text:p>
              </table:table-cell>
              <table:table-cell office:value-type="float" office:value="782">
                <text:p>78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619cm" svg:height="9.914cm" xlink:href="." xlink:type="simple" chart:class="chart:bar" chart:style-name="ch1">
        <chart:legend chart:legend-position="end" svg:x="15.171cm" svg:y="2.679cm" style:legend-expansion="high" chart:style-name="ch2"/>
        <chart:plot-area chart:style-name="ch3" chart:data-source-has-labels="both" svg:x="0.352cm" svg:y="0.198cm" svg:width="14.467cm" svg:height="9.518cm">
          <chartooo:coordinate-region svg:x="1.389cm" svg:y="0.396cm" svg:width="13.43cm" svg:height="8.676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series chart:style-name="ch9" chart:values-cell-range-address="local-table.$D$2:.$D$2" chart:label-cell-address="local-table.$D$1" chart:class="chart:bar">
            <chart:data-point/>
          </chart:series>
          <chart:series chart:style-name="ch10" chart:values-cell-range-address="local-table.$E$2:.$E$2" chart:label-cell-address="local-table.$E$1" chart:class="chart:bar">
            <chart:data-point/>
          </chart:series>
          <chart:series chart:style-name="ch11" chart:values-cell-range-address="local-table.$F$2:.$F$2" chart:label-cell-address="local-table.$F$1" chart:class="chart:bar">
            <chart:data-point/>
          </chart:series>
          <chart:series chart:style-name="ch12" chart:values-cell-range-address="local-table.$G$2:.$G$2" chart:label-cell-address="local-table.$G$1" chart:class="chart:bar">
            <chart:data-point/>
          </chart:series>
          <chart:series chart:style-name="ch13" chart:values-cell-range-address="local-table.$H$2:.$H$2" chart:label-cell-address="local-table.$H$1" chart:class="chart:bar">
            <chart:data-point/>
          </chart:series>
          <chart:series chart:style-name="ch14" chart:values-cell-range-address="local-table.$I$2:.$I$2" chart:label-cell-address="local-table.$I$1" chart:class="chart:bar">
            <chart:data-point/>
          </chart:series>
          <chart:series chart:style-name="ch15" chart:values-cell-range-address="local-table.$J$2:.$J$2" chart:label-cell-address="local-table.$J$1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39</text:p>
              </table:table-cell>
              <table:table-cell office:value-type="string">
                <text:p>40-79</text:p>
              </table:table-cell>
              <table:table-cell office:value-type="string">
                <text:p>80-159</text:p>
              </table:table-cell>
              <table:table-cell office:value-type="string">
                <text:p>160-319</text:p>
              </table:table-cell>
              <table:table-cell office:value-type="string">
                <text:p>320-639</text:p>
              </table:table-cell>
              <table:table-cell office:value-type="string">
                <text:p>640-1279</text:p>
              </table:table-cell>
              <table:table-cell office:value-type="string">
                <text:p>1280-2559</text:p>
              </table:table-cell>
              <table:table-cell office:value-type="string">
                <text:p>2560-5119</text:p>
              </table:table-cell>
              <table:table-cell office:value-type="string">
                <text:p>&gt;= 5120</text:p>
              </table:table-cell>
            </table:table-row>
          </table:table-header-rows>
          <table:table-rows>
            <table:table-row>
              <table:table-cell office:value-type="string">
                <text:p>Länge der IP-Datagramme</text:p>
              </table:table-cell>
              <table:table-cell office:value-type="float" office:value="0">
                <text:p>0</text:p>
              </table:table-cell>
              <table:table-cell office:value-type="float" office:value="5422">
                <text:p>542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833">
                <text:p>3833</text:p>
              </table:table-cell>
              <table:table-cell office:value-type="float" office:value="779">
                <text:p>77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